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8600000033C4CBEAE7BF6C92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Calibri" fo:font-weight="normal" officeooo:rsid="000c180d" officeooo:paragraph-rsid="000c180d" style:font-weight-asian="normal" style:font-weight-complex="normal"/>
    </style:style>
    <style:style style:name="P3" style:family="paragraph" style:parent-style-name="Standard">
      <style:text-properties fo:color="#000000" style:font-name="Calibri" fo:font-weight="normal" officeooo:rsid="000c180d" officeooo:paragraph-rsid="000c180d" style:font-weight-asian="normal" style:font-weight-complex="normal"/>
    </style:style>
    <style:style style:name="P4" style:family="paragraph" style:parent-style-name="Standard">
      <style:text-properties fo:color="#000000" style:font-name="Calibri" fo:font-weight="normal" officeooo:rsid="000f971c" officeooo:paragraph-rsid="000f971c" style:font-weight-asian="normal" style:font-weight-complex="normal"/>
    </style:style>
    <style:style style:name="P5" style:family="paragraph" style:parent-style-name="Standard">
      <style:text-properties fo:color="#000000" style:font-name="Calibri" fo:font-weight="normal" officeooo:rsid="000f9989" officeooo:paragraph-rsid="000f9989" style:font-weight-asian="normal" style:font-weight-complex="normal"/>
    </style:style>
    <style:style style:name="P6" style:family="paragraph" style:parent-style-name="Standard">
      <style:text-properties fo:color="#000000" style:font-name="Calibri" fo:font-weight="normal" officeooo:rsid="000ffd0f" officeooo:paragraph-rsid="000ffd0f" style:font-weight-asian="normal" style:font-weight-complex="normal"/>
    </style:style>
    <style:style style:name="P7" style:family="paragraph" style:parent-style-name="Standard">
      <style:text-properties fo:color="#000000" style:font-name="Calibri" fo:font-weight="normal" officeooo:rsid="00117a97" officeooo:paragraph-rsid="00117a97" style:font-weight-asian="normal" style:font-weight-complex="normal"/>
    </style:style>
    <style:style style:name="P8" style:family="paragraph" style:parent-style-name="Standard">
      <style:text-properties fo:color="#000000" style:font-name="Calibri" fo:font-weight="bold" officeooo:rsid="000c180d" officeooo:paragraph-rsid="000c180d" style:font-weight-asian="bold" style:font-weight-complex="bold"/>
    </style:style>
    <style:style style:name="P9" style:family="paragraph" style:parent-style-name="Standard">
      <style:text-properties fo:color="#000000" style:font-name="Calibri" fo:font-weight="bold" officeooo:rsid="000da35e" officeooo:paragraph-rsid="000da35e" style:font-weight-asian="bold" style:font-weight-complex="bold"/>
    </style:style>
    <style:style style:name="P10" style:family="paragraph" style:parent-style-name="Standard">
      <style:text-properties fo:color="#000000" style:font-name="Calibri" fo:font-weight="bold" officeooo:rsid="000f971c" officeooo:paragraph-rsid="000f971c" style:font-weight-asian="bold" style:font-weight-complex="bold"/>
    </style:style>
    <style:style style:name="P11" style:family="paragraph" style:parent-style-name="Standard">
      <style:text-properties fo:color="#000000" style:font-name="Calibri" fo:font-weight="bold" officeooo:rsid="000f9989" officeooo:paragraph-rsid="000f9989" style:font-weight-asian="bold" style:font-weight-complex="bold"/>
    </style:style>
    <style:style style:name="P12" style:family="paragraph" style:parent-style-name="Standard">
      <style:text-properties fo:color="#000000" style:font-name="Calibri" fo:font-weight="bold" officeooo:rsid="000ffd0f" officeooo:paragraph-rsid="000ffd0f" style:font-weight-asian="bold" style:font-weight-complex="bold"/>
    </style:style>
    <style:style style:name="P13" style:family="paragraph" style:parent-style-name="Standard">
      <style:text-properties fo:color="#000000" style:font-name="Calibri" fo:font-size="13pt" fo:font-weight="bold" officeooo:rsid="000ffd0f" officeooo:paragraph-rsid="000ffd0f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>
      <style:paragraph-properties fo:text-align="center" style:justify-single-word="false"/>
      <style:text-properties style:font-name="Calibri" officeooo:rsid="0008a0de" officeooo:paragraph-rsid="0008a0de"/>
    </style:style>
    <style:style style:name="P16" style:family="paragraph" style:parent-style-name="Standard">
      <style:paragraph-properties fo:text-align="start" style:justify-single-word="false"/>
      <style:text-properties style:font-name="Calibri" officeooo:rsid="0008a0de" officeooo:paragraph-rsid="0008a0de"/>
    </style:style>
    <style:style style:name="P17" style:family="paragraph" style:parent-style-name="Standard">
      <style:paragraph-properties fo:text-align="start" style:justify-single-word="false"/>
      <style:text-properties style:font-name="Calibri" officeooo:rsid="0009384c" officeooo:paragraph-rsid="0009384c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0adeaf" officeooo:paragraph-rsid="000adeaf"/>
    </style:style>
    <style:style style:name="P19" style:family="paragraph" style:parent-style-name="Standard">
      <style:text-properties style:font-name="Calibri" fo:font-size="13pt" fo:font-weight="bold" officeooo:rsid="00117a97" officeooo:paragraph-rsid="00117a97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4pt" fo:font-weight="bold" officeooo:rsid="000adeaf" officeooo:paragraph-rsid="000adea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4pt" fo:font-weight="bold" officeooo:rsid="0009384c" officeooo:paragraph-rsid="0009384c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Calibri" fo:font-size="14pt" fo:font-weight="bold" officeooo:rsid="00117a97" officeooo:paragraph-rsid="00117a97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5pt" fo:font-weight="bold" officeooo:rsid="0008a0de" officeooo:paragraph-rsid="0008a0de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Calibri" officeooo:rsid="00117a97" officeooo:paragraph-rsid="00117a97"/>
    </style:style>
    <style:style style:name="P25" style:family="paragraph" style:parent-style-name="Standard">
      <style:paragraph-properties fo:break-before="page"/>
      <style:text-properties fo:color="#000000" style:font-name="Calibri" fo:font-size="13pt" fo:font-weight="bold" officeooo:rsid="00117a97" officeooo:paragraph-rsid="00117a97" style:font-size-asian="13pt" style:font-weight-asian="bold" style:font-size-complex="13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bold" officeooo:rsid="0009384c" officeooo:paragraph-rsid="0009384c" style:font-size-asian="13pt" style:font-weight-asian="bold" style:font-size-complex="13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style:font-name="Calibri" fo:font-size="13pt" fo:font-weight="bold" officeooo:rsid="000adeaf" officeooo:paragraph-rsid="000adeaf" style:font-size-asian="13pt" style:font-weight-asian="bold" style:font-size-complex="13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 fo:background-color="transparent"/>
      <style:text-properties fo:color="#000000" style:font-name="Calibri" fo:font-size="13pt" fo:font-weight="bold" officeooo:rsid="000c180d" officeooo:paragraph-rsid="000c180d" style:font-size-asian="13pt" style:font-weight-asian="bold" style:font-size-complex="13pt" style:font-weight-complex="bold"/>
    </style:style>
    <style:style style:name="P29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style:font-name="Calibri" fo:font-size="13pt" fo:font-weight="bold" officeooo:rsid="0009384c" officeooo:paragraph-rsid="0009384c" style:font-size-asian="13pt" style:font-weight-asian="bold" style:font-size-complex="13pt" style:font-weight-complex="bold"/>
    </style:style>
    <style:style style:name="P30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style:font-name="Calibri" fo:font-size="13pt" fo:font-weight="bold" officeooo:rsid="000adeaf" officeooo:paragraph-rsid="000adeaf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000000" style:font-name="Calibri" fo:font-weight="normal" officeooo:rsid="0015312d" officeooo:paragraph-rsid="0015312d" style:font-weight-asian="normal" style:font-weight-complex="normal"/>
    </style:style>
    <style:style style:name="P32" style:family="paragraph" style:parent-style-name="Standard">
      <style:text-properties fo:color="#000000" style:font-name="Calibri" fo:font-size="12pt" fo:font-weight="normal" officeooo:rsid="000c180d" officeooo:paragraph-rsid="000c180d" style:font-size-asian="12pt" style:font-weight-asian="normal" style:font-weight-complex="normal"/>
    </style:style>
    <style:style style:name="P33" style:family="paragraph" style:parent-style-name="Standard">
      <style:text-properties style:font-name="Calibri" fo:font-size="12pt" fo:font-weight="normal" officeooo:rsid="0012e32e" officeooo:paragraph-rsid="0012e32e" style:font-size-asian="12pt" style:font-weight-asian="normal" style:font-size-complex="12pt" style:font-weight-complex="normal"/>
    </style:style>
    <style:style style:name="T1" style:family="text">
      <style:text-properties officeooo:rsid="000adeaf"/>
    </style:style>
    <style:style style:name="T2" style:family="text">
      <style:text-properties fo:font-size="12pt" style:font-size-asian="12pt"/>
    </style:style>
    <style:style style:name="T3" style:family="text">
      <style:text-properties officeooo:rsid="000c180d"/>
    </style:style>
    <style:style style:name="T4" style:family="text">
      <style:text-properties officeooo:rsid="000f9989"/>
    </style:style>
    <style:style style:name="T5" style:family="text">
      <style:text-properties officeooo:rsid="00117a97"/>
    </style:style>
    <style:style style:name="T6" style:family="text">
      <style:text-properties fo:color="#6369a7" fo:font-size="12pt" fo:font-style="italic" style:font-size-asian="12pt" style:font-style-asian="italic"/>
    </style:style>
    <style:style style:name="T7" style:family="text">
      <style:text-properties officeooo:rsid="0015a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RIP (pour séchoir)</text:p>
      <text:p text:style-name="P15"/>
      <text:p text:style-name="P15"/>
      <text:p text:style-name="P15"/>
      <text:p text:style-name="P16"/>
      <text:p text:style-name="P21">I) recherche des auto-constructeurs</text:p>
      <text:p text:style-name="P26">A) diffuser appel</text:p>
      <text:p text:style-name="P17">- équipe de l’AP</text:p>
      <text:p text:style-name="P17">- contact perso</text:p>
      <text:p text:style-name="P17">- réseaux agri bio et paysanne (p11)</text:p>
      <text:p text:style-name="P17"/>
      <text:p text:style-name="P26">B) Présentation</text:p>
      <text:p text:style-name="P17">- mail de prez pour réseaux (p9-10)</text:p>
      <text:p text:style-name="P17"/>
      <text:p text:style-name="P17"/>
      <text:p text:style-name="P21">II) Contact auto-constructeur</text:p>
      <text:p text:style-name="P26">a) préz structure et démarche</text:p>
      <text:p text:style-name="P29"/>
      <text:p text:style-name="P29">b) info sur les réalisation</text:p>
      <text:p text:style-name="P17">- quelle utilisation du produits (pro/amateur, bouffe/autre)</text:p>
      <text:p text:style-name="P18">- connaissance nécessaire (méca, élec, autom)</text:p>
      <text:p text:style-name="P18">- brevetage</text:p>
      <text:p text:style-name="P17">- fonctionnelle/en dev</text:p>
      <text:p text:style-name="P17">- <text:span text:style-name="T1">niveau de complexité</text:span></text:p>
      <text:p text:style-name="P18">- niveau d’auto construction (complète, modif d’un séchoir existant)</text:p>
      <text:p text:style-name="P18"/>
      <text:p text:style-name="P18"/>
      <text:p text:style-name="P20">III) Préparer entretien</text:p>
      <text:p text:style-name="P27">a) État de l’art </text:p>
      <text:p text:style-name="P30"/>
      <text:p text:style-name="P30">b) Matos</text:p>
      <text:p text:style-name="P18">- appareil photo</text:p>
      <text:p text:style-name="P18">- mètre</text:p>
      <text:p text:style-name="P18">- enregistreur audio</text:p>
      <text:p text:style-name="P18">- note, croquis …</text:p>
      <text:p text:style-name="P18"/>
      <text:p text:style-name="P18"/>
      <text:p text:style-name="P20">IV) Sur place</text:p>
      <text:p text:style-name="P27">a) <text:span text:style-name="T3">E</text:span>ntretien semi directif</text:p>
      <text:p text:style-name="P1"><text:span text:style-name="T2">Toutes les informations sont intéressantes d’un point de vue personnel, mais toutes </text:span>ne sont pas forcément pertinentes dans le cadre des restitutions</text:p>
      <text:p text:style-name="P1"><text:span text:style-name="T2">L’objectif principal étant bien évidemment la réalisation, son sens, sa construction, et son usage.</text:span></text:p>
      <text:p text:style-name="P1">Il est donc toujours utile de collecter beaucoup d’informations mais, plus on en a, plus il faut s’apprêter à trier tout ceci par la suite.</text:p>
      <text:p text:style-name="P3">- enregistrement avec permission</text:p>
      <text:p text:style-name="P3">- prez rapide et général de l’exploit</text:p>
      <text:p text:style-name="P3">- détail de la machine devant elle</text:p>
      <text:p text:style-name="P3">(- dernier tour sans le producteur, avec autorisation)</text:p>
      <text:p text:style-name="P3"/>
      <text:p text:style-name="P28"><text:soft-page-break/>b) Les thèmes à aborder</text:p>
      <text:p text:style-name="P32">Il n’aurait aucun sens de se contenter de poser ces questions les unes après les autres.</text:p>
      <text:p text:style-name="P32"/>
      <text:p text:style-name="P8">CONTEXTE</text:p>
      <text:p text:style-name="P3">- type de production</text:p>
      <text:p text:style-name="P3">- volume de prod</text:p>
      <text:p text:style-name="P3">- contexte climatique</text:p>
      <text:p text:style-name="P3">- grande ligne du parcours depuis l’instal</text:p>
      <text:p text:style-name="P3">- évolution de l’ambition</text:p>
      <text:p text:style-name="P3">- maint d’œuvre et orga du travail</text:p>
      <text:p text:style-name="P3">- mode de commercialisation</text:p>
      <text:p text:style-name="P3"/>
      <text:p text:style-name="P9">RÉALISATION</text:p>
      <text:p text:style-name="P10">Principe</text:p>
      <text:p text:style-name="P4">- Nom générique en lien avec l’usage</text:p>
      <text:p text:style-name="P4">- A quoi ça sert</text:p>
      <text:p text:style-name="P31">- Auto construction ?</text:p>
      <text:p text:style-name="P4"><text:tab/>- Pourquoi le faire soi même <text:span text:style-name="T4">(moins cher, sur mesure, plaisir, plus simple)</text:span></text:p>
      <text:p text:style-name="P5"><text:tab/>- étape préliminaire à l’auto construction (inspirations, croquis, plan …)</text:p>
      <text:p text:style-name="P5"><text:tab/>- Cheminement (réussites, échecs, remise en question)</text:p>
      <text:p text:style-name="P5"/>
      <text:p text:style-name="P11">Construction</text:p>
      <text:p text:style-name="P5">- matériaux (méca, élec, neuf, récup)</text:p>
      <text:p text:style-name="P5">- techniques et outils</text:p>
      <text:p text:style-name="P5">- organisation du chantier (temps et espace)</text:p>
      <text:p text:style-name="P5">- coût (approximatif)</text:p>
      <text:p text:style-name="P5"/>
      <text:p text:style-name="P11">Usage</text:p>
      <text:p text:style-name="P6">- caractéristique technique</text:p>
      <text:p text:style-name="P6"><text:tab/>- mesure totale, entre chaque élément</text:p>
      <text:p text:style-name="P6"><text:tab/>- déshu</text:p>
      <text:p text:style-name="P6"><text:tab/>- chauffe</text:p>
      <text:p text:style-name="P6"><text:tab/>- convection</text:p>
      <text:p text:style-name="P6"><text:tab/>- ... </text:p>
      <text:p text:style-name="P6">- fonctionnement des composants ensemble</text:p>
      <text:p text:style-name="P6">- process d’utilisation (s’il y a quelque chose de particulier)</text:p>
      <text:p text:style-name="P6"><text:tab/>- préparation</text:p>
      <text:p text:style-name="P6"><text:tab/>- en utilisation</text:p>
      <text:p text:style-name="P6"><text:tab/>- fin</text:p>
      <text:p text:style-name="P6">- Risques</text:p>
      <text:p text:style-name="P6"/>
      <text:p text:style-name="P12">Retours sur l’utilisation</text:p>
      <text:p text:style-name="P6">- Évolutions entre la construction et maintenant</text:p>
      <text:p text:style-name="P6">- différences entre l’idée de bas<text:span text:style-name="T7">e</text:span> et la pratique</text:p>
      <text:p text:style-name="P6">- si c’était à refaire ?</text:p>
      <text:p text:style-name="P6">- Coût d’entretien/utilisation</text:p>
      <text:p text:style-name="P12"/>
      <text:p text:style-name="P13">C) Illustrations</text:p>
      <text:p text:style-name="P6">- beaucoup de photo</text:p>
      <text:p text:style-name="P6">- faire des schémas (ensemble, détails)</text:p>
      <text:p text:style-name="P7">- photo pendant la fab</text:p>
      <text:p text:style-name="P25">D) Pour publi sur le forum de l’AP avec authorisation</text:p>
      <text:p text:style-name="P7">Carte des auto-constructeurs : <text:a xlink:type="simple" xlink:href="http://tinyurl.com/goqfkbn" text:style-name="Internet_20_link" text:visited-style-name="Visited_20_Internet_20_Link"><text:span text:style-name="T6">http://tinyurl.com/goqfkbn</text:span></text:a></text:p>
      <text:p text:style-name="P14"><text:span text:style-name="T5">- </text:span>Info nécessaire :</text:p>
      <text:p text:style-name="P24"><text:tab/>- adresse</text:p>
      <text:p text:style-name="P24"><text:tab/>- lien vers le forum</text:p>
      <text:p text:style-name="P24"><text:tab/>- nom et prénom</text:p>
      <text:p text:style-name="P24">- Optionnel :</text:p>
      <text:p text:style-name="P24"><text:tab/>- nom de la structure</text:p>
      <text:p text:style-name="P24"><text:tab/>- tel</text:p>
      <text:p text:style-name="P24"><text:tab/>- mail</text:p>
      <text:p text:style-name="P24"/>
      <text:p text:style-name="P19">D) Relire les notes le soir</text:p>
      <text:p text:style-name="P19"/>
      <text:p text:style-name="P22">V) Poster sur le forum</text:p>
      <text:p text:style-name="P33">P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Calibri" fo:font-weight="normal" officeooo:rsid="000c180d" officeooo:paragraph-rsid="000c180d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-0.093cm" svg:y="-0.277cm" svg:width="2.836cm" svg:height="1.08cm" draw:z-index="2"><draw:image xlink:href="Pictures/100000000000008600000033C4CBEAE7BF6C920E.png" xlink:type="simple" xlink:show="embed" xlink:actuate="onLoad"/></draw:frame>Inspiré de la méthodologie TRIP de l’atelier pays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07:45.421000000</meta:creation-date>
    <dc:date>2017-12-01T17:07:50.220000000</dc:date>
    <meta:editing-duration>PT57M44S</meta:editing-duration>
    <meta:editing-cycles>2</meta:editing-cycles>
    <meta:generator>LibreOffice/5.3.6.1$Windows_x86 LibreOffice_project/686f202eff87ef707079aeb7f485847613344eb7</meta:generator>
    <meta:document-statistic meta:table-count="0" meta:image-count="1" meta:object-count="0" meta:page-count="3" meta:paragraph-count="92" meta:word-count="465" meta:character-count="2784" meta:non-whitespace-character-count="2392"/>
  </office:meta>
</office:document-meta>
</file>